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time">
            <text:p>time</text:p>
          </table:table-cell>
          <table:table-cell table:style-name="pd1" office:value-type="string" office:value="Q_conv_ext">
            <text:p>Q_conv_ext</text:p>
          </table:table-cell>
          <table:table-cell table:style-name="pd1" office:value-type="string" office:value="Q_conv_int">
            <text:p>Q_conv_int</text:p>
          </table:table-cell>
          <table:table-cell table:style-name="pd1" office:value-type="string" office:value="Q_conv_itm">
            <text:p>Q_conv_itm</text:p>
          </table:table-cell>
          <table:table-cell table:style-name="pd1" office:value-type="string" office:value="Q_conv_wnd">
            <text:p>Q_conv_wnd</text:p>
          </table:table-cell>
          <table:table-cell table:style-name="pd1" office:value-type="string" office:value="Q_conv_ihg">
            <text:p>Q_conv_ihg</text:p>
          </table:table-cell>
          <table:table-cell table:style-name="pd1" office:value-type="string" office:value="Q_sen_vent">
            <text:p>Q_sen_vent</text:p>
          </table:table-cell>
          <table:table-cell table:style-name="pd1" office:value-type="string" office:value="Q_sen_load">
            <text:p>Q_sen_load</text:p>
          </table:table-cell>
          <table:table-cell table:style-name="pd1" office:value-type="string" office:value="Q_lat_ihg">
            <text:p>Q_lat_ihg</text:p>
          </table:table-cell>
          <table:table-cell table:style-name="pd1" office:value-type="string" office:value="Q_lat_vent">
            <text:p>Q_lat_vent</text:p>
          </table:table-cell>
          <table:table-cell table:style-name="pd1" office:value-type="string" office:value="Q_lat_load">
            <text:p>Q_lat_load</text:p>
          </table:table-cell>
          <table:table-cell table:style-name="pd1" office:value-type="string" office:value="Q_tot_load">
            <text:p>Q_tot_load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00:00:00">
            <text:p>00:00:00</text:p>
          </table:table-cell>
          <table:table-cell office:value-type="float" office:value="1.9754779479469584">
            <text:p>1.9754779479469584</text:p>
          </table:table-cell>
          <table:table-cell office:value-type="float" office:value="0.0">
            <text:p/>
          </table:table-cell>
          <table:table-cell office:value-type="float" office:value="5.127664767844003">
            <text:p>5.127664767844003</text:p>
          </table:table-cell>
          <table:table-cell office:value-type="float" office:value="0.06130701647121865">
            <text:p>0.06130701647121865</text:p>
          </table:table-cell>
          <table:table-cell office:value-type="float" office:value="3.15">
            <text:p>3.15</text:p>
          </table:table-cell>
          <table:table-cell office:value-type="float" office:value="0.6313793348840481">
            <text:p>0.6313793348840481</text:p>
          </table:table-cell>
          <table:table-cell office:value-type="float" office:value="10.945829067146228">
            <text:p>10.945829067146228</text:p>
          </table:table-cell>
          <table:table-cell office:value-type="float" office:value="5.5">
            <text:p>5.5</text:p>
          </table:table-cell>
          <table:table-cell office:value-type="float" office:value="-0.7644364359746775">
            <text:p>-0.7644364359746775</text:p>
          </table:table-cell>
          <table:table-cell office:value-type="float" office:value="4.735563564025322">
            <text:p>4.735563564025322</text:p>
          </table:table-cell>
          <table:table-cell office:value-type="float" office:value="15.681392631171551">
            <text:p>15.681392631171551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01:00:00">
            <text:p>01:00:00</text:p>
          </table:table-cell>
          <table:table-cell office:value-type="float" office:value="1.710781905466715">
            <text:p>1.710781905466715</text:p>
          </table:table-cell>
          <table:table-cell office:value-type="float" office:value="0.0">
            <text:p/>
          </table:table-cell>
          <table:table-cell office:value-type="float" office:value="4.6670508607726156">
            <text:p>4.6670508607726156</text:p>
          </table:table-cell>
          <table:table-cell office:value-type="float" office:value="0.037393718037392276">
            <text:p>0.037393718037392276</text:p>
          </table:table-cell>
          <table:table-cell office:value-type="float" office:value="3.15">
            <text:p>3.15</text:p>
          </table:table-cell>
          <table:table-cell office:value-type="float" office:value="0.38510471039435107">
            <text:p>0.38510471039435107</text:p>
          </table:table-cell>
          <table:table-cell office:value-type="float" office:value="9.950331194671074">
            <text:p>9.950331194671074</text:p>
          </table:table-cell>
          <table:table-cell office:value-type="float" office:value="5.5">
            <text:p>5.5</text:p>
          </table:table-cell>
          <table:table-cell office:value-type="float" office:value="-0.3688945999832212">
            <text:p>-0.3688945999832212</text:p>
          </table:table-cell>
          <table:table-cell office:value-type="float" office:value="5.131105400016779">
            <text:p>5.131105400016779</text:p>
          </table:table-cell>
          <table:table-cell office:value-type="float" office:value="15.081436594687853">
            <text:p>15.081436594687853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02:00:00">
            <text:p>02:00:00</text:p>
          </table:table-cell>
          <table:table-cell office:value-type="float" office:value="1.4939750112890067">
            <text:p>1.4939750112890067</text:p>
          </table:table-cell>
          <table:table-cell office:value-type="float" office:value="0.0">
            <text:p/>
          </table:table-cell>
          <table:table-cell office:value-type="float" office:value="4.285495026660702">
            <text:p>4.285495026660702</text:p>
          </table:table-cell>
          <table:table-cell office:value-type="float" office:value="0.014905833809966827">
            <text:p>0.014905833809966827</text:p>
          </table:table-cell>
          <table:table-cell office:value-type="float" office:value="3.15">
            <text:p>3.15</text:p>
          </table:table-cell>
          <table:table-cell office:value-type="float" office:value="0.15350992396192095">
            <text:p>0.15350992396192095</text:p>
          </table:table-cell>
          <table:table-cell office:value-type="float" office:value="9.097885795721597">
            <text:p>9.097885795721597</text:p>
          </table:table-cell>
          <table:table-cell office:value-type="float" office:value="5.5">
            <text:p>5.5</text:p>
          </table:table-cell>
          <table:table-cell office:value-type="float" office:value="-0.004875128421705274">
            <text:p>-0.004875128421705274</text:p>
          </table:table-cell>
          <table:table-cell office:value-type="float" office:value="5.4951248715782945">
            <text:p>5.4951248715782945</text:p>
          </table:table-cell>
          <table:table-cell office:value-type="float" office:value="14.593010667299891">
            <text:p>14.593010667299891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03:00:00">
            <text:p>03:00:00</text:p>
          </table:table-cell>
          <table:table-cell office:value-type="float" office:value="1.3205281896132917">
            <text:p>1.3205281896132917</text:p>
          </table:table-cell>
          <table:table-cell office:value-type="float" office:value="0.0">
            <text:p/>
          </table:table-cell>
          <table:table-cell office:value-type="float" office:value="3.984840392746324">
            <text:p>3.984840392746324</text:p>
          </table:table-cell>
          <table:table-cell office:value-type="float" office:value="-0.005671650850349427">
            <text:p>-0.005671650850349427</text:p>
          </table:table-cell>
          <table:table-cell office:value-type="float" office:value="3.15">
            <text:p>3.15</text:p>
          </table:table-cell>
          <table:table-cell office:value-type="float" office:value="-0.05841033127536543">
            <text:p>-0.05841033127536543</text:p>
          </table:table-cell>
          <table:table-cell office:value-type="float" office:value="8.391286600233903">
            <text:p>8.391286600233903</text:p>
          </table:table-cell>
          <table:table-cell office:value-type="float" office:value="5.5">
            <text:p>5.5</text:p>
          </table:table-cell>
          <table:table-cell office:value-type="float" office:value="0.3216024802330851">
            <text:p>0.3216024802330851</text:p>
          </table:table-cell>
          <table:table-cell office:value-type="float" office:value="5.821602480233085">
            <text:p>5.821602480233085</text:p>
          </table:table-cell>
          <table:table-cell office:value-type="float" office:value="14.212889080466987">
            <text:p>14.212889080466987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04:00:00">
            <text:p>04:00:00</text:p>
          </table:table-cell>
          <table:table-cell office:value-type="float" office:value="1.1784530325184228">
            <text:p>1.1784530325184228</text:p>
          </table:table-cell>
          <table:table-cell office:value-type="float" office:value="0.0">
            <text:p/>
          </table:table-cell>
          <table:table-cell office:value-type="float" office:value="3.75387120397693">
            <text:p>3.75387120397693</text:p>
          </table:table-cell>
          <table:table-cell office:value-type="float" office:value="-0.023877767742357794">
            <text:p>-0.023877767742357794</text:p>
          </table:table-cell>
          <table:table-cell office:value-type="float" office:value="3.15">
            <text:p>3.15</text:p>
          </table:table-cell>
          <table:table-cell office:value-type="float" office:value="-0.2459087064327005">
            <text:p>-0.2459087064327005</text:p>
          </table:table-cell>
          <table:table-cell office:value-type="float" office:value="7.812537762320295">
            <text:p>7.812537762320295</text:p>
          </table:table-cell>
          <table:table-cell office:value-type="float" office:value="5.5">
            <text:p>5.5</text:p>
          </table:table-cell>
          <table:table-cell office:value-type="float" office:value="0.605276818391138">
            <text:p>0.605276818391138</text:p>
          </table:table-cell>
          <table:table-cell office:value-type="float" office:value="6.105276818391138">
            <text:p>6.105276818391138</text:p>
          </table:table-cell>
          <table:table-cell office:value-type="float" office:value="13.917814580711433">
            <text:p>13.917814580711433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05:00:00">
            <text:p>05:00:00</text:p>
          </table:table-cell>
          <table:table-cell office:value-type="float" office:value="1.0566119178709463">
            <text:p>1.0566119178709463</text:p>
          </table:table-cell>
          <table:table-cell office:value-type="float" office:value="0.0">
            <text:p/>
          </table:table-cell>
          <table:table-cell office:value-type="float" office:value="3.5731072394378938">
            <text:p>3.5731072394378938</text:p>
          </table:table-cell>
          <table:table-cell office:value-type="float" office:value="-0.04080276757849981">
            <text:p>-0.04080276757849981</text:p>
          </table:table-cell>
          <table:table-cell office:value-type="float" office:value="3.15">
            <text:p>3.15</text:p>
          </table:table-cell>
          <table:table-cell office:value-type="float" office:value="-0.42021330898129594">
            <text:p>-0.42021330898129594</text:p>
          </table:table-cell>
          <table:table-cell office:value-type="float" office:value="7.318703080749044">
            <text:p>7.318703080749044</text:p>
          </table:table-cell>
          <table:table-cell office:value-type="float" office:value="5.5">
            <text:p>5.5</text:p>
          </table:table-cell>
          <table:table-cell office:value-type="float" office:value="0.8646981718609428">
            <text:p>0.8646981718609428</text:p>
          </table:table-cell>
          <table:table-cell office:value-type="float" office:value="6.364698171860943">
            <text:p>6.364698171860943</text:p>
          </table:table-cell>
          <table:table-cell office:value-type="float" office:value="13.683401252609986">
            <text:p>13.683401252609986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06:00:00">
            <text:p>06:00:00</text:p>
          </table:table-cell>
          <table:table-cell office:value-type="float" office:value="0.951797302003868">
            <text:p>0.951797302003868</text:p>
          </table:table-cell>
          <table:table-cell office:value-type="float" office:value="0.0">
            <text:p/>
          </table:table-cell>
          <table:table-cell office:value-type="float" office:value="3.4529147851538347">
            <text:p>3.4529147851538347</text:p>
          </table:table-cell>
          <table:table-cell office:value-type="float" office:value="0.0545181570016922">
            <text:p>0.0545181570016922</text:p>
          </table:table-cell>
          <table:table-cell office:value-type="float" office:value="3.15">
            <text:p>3.15</text:p>
          </table:table-cell>
          <table:table-cell office:value-type="float" office:value="-0.5873702203830229">
            <text:p>-0.5873702203830229</text:p>
          </table:table-cell>
          <table:table-cell office:value-type="float" office:value="7.021860023776372">
            <text:p>7.021860023776372</text:p>
          </table:table-cell>
          <table:table-cell office:value-type="float" office:value="5.5">
            <text:p>5.5</text:p>
          </table:table-cell>
          <table:table-cell office:value-type="float" office:value="1.1096550016255258">
            <text:p>1.1096550016255258</text:p>
          </table:table-cell>
          <table:table-cell office:value-type="float" office:value="6.6096550016255255">
            <text:p>6.6096550016255255</text:p>
          </table:table-cell>
          <table:table-cell office:value-type="float" office:value="13.631515025401898">
            <text:p>13.631515025401898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07:00:00">
            <text:p>07:00:00</text:p>
          </table:table-cell>
          <table:table-cell office:value-type="float" office:value="0.8966247460014963">
            <text:p>0.8966247460014963</text:p>
          </table:table-cell>
          <table:table-cell office:value-type="float" office:value="0.0">
            <text:p/>
          </table:table-cell>
          <table:table-cell office:value-type="float" office:value="3.5898461200403116">
            <text:p>3.5898461200403116</text:p>
          </table:table-cell>
          <table:table-cell office:value-type="float" office:value="0.953825773625363">
            <text:p>0.953825773625363</text:p>
          </table:table-cell>
          <table:table-cell office:value-type="float" office:value="3.15">
            <text:p>3.15</text:p>
          </table:table-cell>
          <table:table-cell office:value-type="float" office:value="-0.7109364554169372">
            <text:p>-0.7109364554169372</text:p>
          </table:table-cell>
          <table:table-cell office:value-type="float" office:value="7.879360184250234">
            <text:p>7.879360184250234</text:p>
          </table:table-cell>
          <table:table-cell office:value-type="float" office:value="5.5">
            <text:p>5.5</text:p>
          </table:table-cell>
          <table:table-cell office:value-type="float" office:value="1.2883559704720708">
            <text:p>1.2883559704720708</text:p>
          </table:table-cell>
          <table:table-cell office:value-type="float" office:value="6.788355970472071">
            <text:p>6.788355970472071</text:p>
          </table:table-cell>
          <table:table-cell office:value-type="float" office:value="14.667716154722305">
            <text:p>14.667716154722305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08:00:00">
            <text:p>08:00:00</text:p>
          </table:table-cell>
          <table:table-cell office:value-type="float" office:value="1.0589399855611115">
            <text:p>1.0589399855611115</text:p>
          </table:table-cell>
          <table:table-cell office:value-type="float" office:value="0.0">
            <text:p/>
          </table:table-cell>
          <table:table-cell office:value-type="float" office:value="5.418831065000813">
            <text:p>5.418831065000813</text:p>
          </table:table-cell>
          <table:table-cell office:value-type="float" office:value="2.6897779828935473">
            <text:p>2.6897779828935473</text:p>
          </table:table-cell>
          <table:table-cell office:value-type="float" office:value="6.3">
            <text:p>6.3</text:p>
          </table:table-cell>
          <table:table-cell office:value-type="float" office:value="-0.7044089868199399">
            <text:p>-0.7044089868199399</text:p>
          </table:table-cell>
          <table:table-cell office:value-type="float" office:value="14.763140046635533">
            <text:p>14.763140046635533</text:p>
          </table:table-cell>
          <table:table-cell office:value-type="float" office:value="11.0">
            <text:p>11.0</text:p>
          </table:table-cell>
          <table:table-cell office:value-type="float" office:value="1.2789661112160924">
            <text:p>1.2789661112160924</text:p>
          </table:table-cell>
          <table:table-cell office:value-type="float" office:value="12.278966111216093">
            <text:p>12.278966111216093</text:p>
          </table:table-cell>
          <table:table-cell office:value-type="float" office:value="27.042106157851627">
            <text:p>27.042106157851627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09:00:00">
            <text:p>09:00:00</text:p>
          </table:table-cell>
          <table:table-cell office:value-type="float" office:value="1.3119763128102304">
            <text:p>1.3119763128102304</text:p>
          </table:table-cell>
          <table:table-cell office:value-type="float" office:value="0.0">
            <text:p/>
          </table:table-cell>
          <table:table-cell office:value-type="float" office:value="7.319537977162332">
            <text:p>7.319537977162332</text:p>
          </table:table-cell>
          <table:table-cell office:value-type="float" office:value="4.72892071836939">
            <text:p>4.72892071836939</text:p>
          </table:table-cell>
          <table:table-cell office:value-type="float" office:value="6.3">
            <text:p>6.3</text:p>
          </table:table-cell>
          <table:table-cell office:value-type="float" office:value="-0.47661949027751144">
            <text:p>-0.47661949027751144</text:p>
          </table:table-cell>
          <table:table-cell office:value-type="float" office:value="19.183815518064442">
            <text:p>19.183815518064442</text:p>
          </table:table-cell>
          <table:table-cell office:value-type="float" office:value="11.0">
            <text:p>11.0</text:p>
          </table:table-cell>
          <table:table-cell office:value-type="float" office:value="0.9477735724606955">
            <text:p>0.9477735724606955</text:p>
          </table:table-cell>
          <table:table-cell office:value-type="float" office:value="11.947773572460695">
            <text:p>11.947773572460695</text:p>
          </table:table-cell>
          <table:table-cell office:value-type="float" office:value="31.13158909052514">
            <text:p>31.13158909052514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10:00:00">
            <text:p>10:00:00</text:p>
          </table:table-cell>
          <table:table-cell office:value-type="float" office:value="1.6102130456460517">
            <text:p>1.6102130456460517</text:p>
          </table:table-cell>
          <table:table-cell office:value-type="float" office:value="0.0">
            <text:p/>
          </table:table-cell>
          <table:table-cell office:value-type="float" office:value="9.013188862784451">
            <text:p>9.013188862784451</text:p>
          </table:table-cell>
          <table:table-cell office:value-type="float" office:value="6.76133032332774">
            <text:p>6.76133032332774</text:p>
          </table:table-cell>
          <table:table-cell office:value-type="float" office:value="6.3">
            <text:p>6.3</text:p>
          </table:table-cell>
          <table:table-cell office:value-type="float" office:value="-0.0008756684937256121">
            <text:p>-0.0008756684937256121</text:p>
          </table:table-cell>
          <table:table-cell office:value-type="float" office:value="23.683856563264516">
            <text:p>23.683856563264516</text:p>
          </table:table-cell>
          <table:table-cell office:value-type="float" office:value="11.0">
            <text:p>11.0</text:p>
          </table:table-cell>
          <table:table-cell office:value-type="float" office:value="0.23358501249748684">
            <text:p>0.23358501249748684</text:p>
          </table:table-cell>
          <table:table-cell office:value-type="float" office:value="11.233585012497487">
            <text:p>11.233585012497487</text:p>
          </table:table-cell>
          <table:table-cell office:value-type="float" office:value="34.917441575762005">
            <text:p>34.917441575762005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11:00:00">
            <text:p>11:00:00</text:p>
          </table:table-cell>
          <table:table-cell office:value-type="float" office:value="1.9293413729124091">
            <text:p>1.9293413729124091</text:p>
          </table:table-cell>
          <table:table-cell office:value-type="float" office:value="0.0">
            <text:p/>
          </table:table-cell>
          <table:table-cell office:value-type="float" office:value="10.505278299053005">
            <text:p>10.505278299053005</text:p>
          </table:table-cell>
          <table:table-cell office:value-type="float" office:value="8.564427192224418">
            <text:p>8.564427192224418</text:p>
          </table:table-cell>
          <table:table-cell office:value-type="float" office:value="6.3">
            <text:p>6.3</text:p>
          </table:table-cell>
          <table:table-cell office:value-type="float" office:value="0.6510640186774974">
            <text:p>0.6510640186774974</text:p>
          </table:table-cell>
          <table:table-cell office:value-type="float" office:value="27.95011088286733">
            <text:p>27.95011088286733</text:p>
          </table:table-cell>
          <table:table-cell office:value-type="float" office:value="11.0">
            <text:p>11.0</text:p>
          </table:table-cell>
          <table:table-cell office:value-type="float" office:value="-0.7964331521805983">
            <text:p>-0.7964331521805983</text:p>
          </table:table-cell>
          <table:table-cell office:value-type="float" office:value="10.203566847819403">
            <text:p>10.203566847819403</text:p>
          </table:table-cell>
          <table:table-cell office:value-type="float" office:value="38.15367773068674">
            <text:p>38.15367773068674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string" office:value="12:00:00">
            <text:p>12:00:00</text:p>
          </table:table-cell>
          <table:table-cell office:value-type="float" office:value="2.2472859221680563">
            <text:p>2.2472859221680563</text:p>
          </table:table-cell>
          <table:table-cell office:value-type="float" office:value="0.0">
            <text:p/>
          </table:table-cell>
          <table:table-cell office:value-type="float" office:value="11.785862775618165">
            <text:p>11.785862775618165</text:p>
          </table:table-cell>
          <table:table-cell office:value-type="float" office:value="9.962916483180784">
            <text:p>9.962916483180784</text:p>
          </table:table-cell>
          <table:table-cell office:value-type="float" office:value="6.3">
            <text:p>6.3</text:p>
          </table:table-cell>
          <table:table-cell office:value-type="float" office:value="1.3435214765904795">
            <text:p>1.3435214765904795</text:p>
          </table:table-cell>
          <table:table-cell office:value-type="float" office:value="31.639586657557484">
            <text:p>31.639586657557484</text:p>
          </table:table-cell>
          <table:table-cell office:value-type="float" office:value="11.0">
            <text:p>11.0</text:p>
          </table:table-cell>
          <table:table-cell office:value-type="float" office:value="-1.9588793977743872">
            <text:p>-1.9588793977743872</text:p>
          </table:table-cell>
          <table:table-cell office:value-type="float" office:value="9.041120602225613">
            <text:p>9.041120602225613</text:p>
          </table:table-cell>
          <table:table-cell office:value-type="float" office:value="40.6807072597831">
            <text:p>40.6807072597831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string" office:value="13:00:00">
            <text:p>13:00:00</text:p>
          </table:table-cell>
          <table:table-cell office:value-type="float" office:value="2.540554833386408">
            <text:p>2.540554833386408</text:p>
          </table:table-cell>
          <table:table-cell office:value-type="float" office:value="0.0">
            <text:p/>
          </table:table-cell>
          <table:table-cell office:value-type="float" office:value="12.800507915071151">
            <text:p>12.800507915071151</text:p>
          </table:table-cell>
          <table:table-cell office:value-type="float" office:value="10.829352286373876">
            <text:p>10.829352286373876</text:p>
          </table:table-cell>
          <table:table-cell office:value-type="float" office:value="6.3">
            <text:p>6.3</text:p>
          </table:table-cell>
          <table:table-cell office:value-type="float" office:value="1.9537925237128722">
            <text:p>1.9537925237128722</text:p>
          </table:table-cell>
          <table:table-cell office:value-type="float" office:value="34.4242075585443">
            <text:p>34.4242075585443</text:p>
          </table:table-cell>
          <table:table-cell office:value-type="float" office:value="11.0">
            <text:p>11.0</text:p>
          </table:table-cell>
          <table:table-cell office:value-type="float" office:value="-3.045073440737625">
            <text:p>-3.045073440737625</text:p>
          </table:table-cell>
          <table:table-cell office:value-type="float" office:value="7.9549265592623755">
            <text:p>7.9549265592623755</text:p>
          </table:table-cell>
          <table:table-cell office:value-type="float" office:value="42.37913411780668">
            <text:p>42.37913411780668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string" office:value="14:00:00">
            <text:p>14:00:00</text:p>
          </table:table-cell>
          <table:table-cell office:value-type="float" office:value="2.788150412425062">
            <text:p>2.788150412425062</text:p>
          </table:table-cell>
          <table:table-cell office:value-type="float" office:value="0.0">
            <text:p/>
          </table:table-cell>
          <table:table-cell office:value-type="float" office:value="13.48395202373834">
            <text:p>13.48395202373834</text:p>
          </table:table-cell>
          <table:table-cell office:value-type="float" office:value="11.090740694503436">
            <text:p>11.090740694503436</text:p>
          </table:table-cell>
          <table:table-cell office:value-type="float" office:value="6.3">
            <text:p>6.3</text:p>
          </table:table-cell>
          <table:table-cell office:value-type="float" office:value="2.427875566189347">
            <text:p>2.427875566189347</text:p>
          </table:table-cell>
          <table:table-cell office:value-type="float" office:value="36.090718696856186">
            <text:p>36.090718696856186</text:p>
          </table:table-cell>
          <table:table-cell office:value-type="float" office:value="11.0">
            <text:p>11.0</text:p>
          </table:table-cell>
          <table:table-cell office:value-type="float" office:value="-3.9308085497555165">
            <text:p>-3.9308085497555165</text:p>
          </table:table-cell>
          <table:table-cell office:value-type="float" office:value="7.0691914502444835">
            <text:p>7.0691914502444835</text:p>
          </table:table-cell>
          <table:table-cell office:value-type="float" office:value="43.15991014710067">
            <text:p>43.15991014710067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string" office:value="15:00:00">
            <text:p>15:00:00</text:p>
          </table:table-cell>
          <table:table-cell office:value-type="float" office:value="2.9876156993709793">
            <text:p>2.9876156993709793</text:p>
          </table:table-cell>
          <table:table-cell office:value-type="float" office:value="0.0">
            <text:p/>
          </table:table-cell>
          <table:table-cell office:value-type="float" office:value="13.802688751006013">
            <text:p>13.802688751006013</text:p>
          </table:table-cell>
          <table:table-cell office:value-type="float" office:value="10.729770846465652">
            <text:p>10.729770846465652</text:p>
          </table:table-cell>
          <table:table-cell office:value-type="float" office:value="6.3">
            <text:p>6.3</text:p>
          </table:table-cell>
          <table:table-cell office:value-type="float" office:value="2.772454141408246">
            <text:p>2.772454141408246</text:p>
          </table:table-cell>
          <table:table-cell office:value-type="float" office:value="36.59252943825089">
            <text:p>36.59252943825089</text:p>
          </table:table-cell>
          <table:table-cell office:value-type="float" office:value="11.0">
            <text:p>11.0</text:p>
          </table:table-cell>
          <table:table-cell office:value-type="float" office:value="-4.598534407302407">
            <text:p>-4.598534407302407</text:p>
          </table:table-cell>
          <table:table-cell office:value-type="float" office:value="6.401465592697593">
            <text:p>6.401465592697593</text:p>
          </table:table-cell>
          <table:table-cell office:value-type="float" office:value="42.99399503094848">
            <text:p>42.99399503094848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string" office:value="16:00:00">
            <text:p>16:00:00</text:p>
          </table:table-cell>
          <table:table-cell office:value-type="float" office:value="3.151465455165944">
            <text:p>3.151465455165944</text:p>
          </table:table-cell>
          <table:table-cell office:value-type="float" office:value="0.0">
            <text:p/>
          </table:table-cell>
          <table:table-cell office:value-type="float" office:value="13.772467376032617">
            <text:p>13.772467376032617</text:p>
          </table:table-cell>
          <table:table-cell office:value-type="float" office:value="9.780167783313434">
            <text:p>9.780167783313434</text:p>
          </table:table-cell>
          <table:table-cell office:value-type="float" office:value="6.3">
            <text:p>6.3</text:p>
          </table:table-cell>
          <table:table-cell office:value-type="float" office:value="3.0002737599054905">
            <text:p>3.0002737599054905</text:p>
          </table:table-cell>
          <table:table-cell office:value-type="float" office:value="36.00437437441749">
            <text:p>36.00437437441749</text:p>
          </table:table-cell>
          <table:table-cell office:value-type="float" office:value="11.0">
            <text:p>11.0</text:p>
          </table:table-cell>
          <table:table-cell office:value-type="float" office:value="-5.051400131782563">
            <text:p>-5.051400131782563</text:p>
          </table:table-cell>
          <table:table-cell office:value-type="float" office:value="5.948599868217437">
            <text:p>5.948599868217437</text:p>
          </table:table-cell>
          <table:table-cell office:value-type="float" office:value="41.95297424263492">
            <text:p>41.95297424263492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string" office:value="17:00:00">
            <text:p>17:00:00</text:p>
          </table:table-cell>
          <table:table-cell office:value-type="float" office:value="3.285480065998315">
            <text:p>3.285480065998315</text:p>
          </table:table-cell>
          <table:table-cell office:value-type="float" office:value="0.0">
            <text:p/>
          </table:table-cell>
          <table:table-cell office:value-type="float" office:value="13.439400685520416">
            <text:p>13.439400685520416</text:p>
          </table:table-cell>
          <table:table-cell office:value-type="float" office:value="8.321461984353222">
            <text:p>8.321461984353222</text:p>
          </table:table-cell>
          <table:table-cell office:value-type="float" office:value="6.3">
            <text:p>6.3</text:p>
          </table:table-cell>
          <table:table-cell office:value-type="float" office:value="3.0876170822594444">
            <text:p>3.0876170822594444</text:p>
          </table:table-cell>
          <table:table-cell office:value-type="float" office:value="34.4339598181314">
            <text:p>34.4339598181314</text:p>
          </table:table-cell>
          <table:table-cell office:value-type="float" office:value="11.0">
            <text:p>11.0</text:p>
          </table:table-cell>
          <table:table-cell office:value-type="float" office:value="-5.227473492229844">
            <text:p>-5.227473492229844</text:p>
          </table:table-cell>
          <table:table-cell office:value-type="float" office:value="5.772526507770156">
            <text:p>5.772526507770156</text:p>
          </table:table-cell>
          <table:table-cell office:value-type="float" office:value="40.20648632590155">
            <text:p>40.20648632590155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string" office:value="18:00:00">
            <text:p>18:00:00</text:p>
          </table:table-cell>
          <table:table-cell office:value-type="float" office:value="3.2532140195393193">
            <text:p>3.2532140195393193</text:p>
          </table:table-cell>
          <table:table-cell office:value-type="float" office:value="0.0">
            <text:p/>
          </table:table-cell>
          <table:table-cell office:value-type="float" office:value="11.592642162931275">
            <text:p>11.592642162931275</text:p>
          </table:table-cell>
          <table:table-cell office:value-type="float" office:value="6.478155178259074">
            <text:p>6.478155178259074</text:p>
          </table:table-cell>
          <table:table-cell office:value-type="float" office:value="3.15">
            <text:p>3.15</text:p>
          </table:table-cell>
          <table:table-cell office:value-type="float" office:value="2.9868501684052773">
            <text:p>2.9868501684052773</text:p>
          </table:table-cell>
          <table:table-cell office:value-type="float" office:value="27.460861529134945">
            <text:p>27.460861529134945</text:p>
          </table:table-cell>
          <table:table-cell office:value-type="float" office:value="5.5">
            <text:p>5.5</text:p>
          </table:table-cell>
          <table:table-cell office:value-type="float" office:value="-5.024460937096299">
            <text:p>-5.024460937096299</text:p>
          </table:table-cell>
          <table:table-cell office:value-type="float" office:value="0.4755390629037013">
            <text:p>0.4755390629037013</text:p>
          </table:table-cell>
          <table:table-cell office:value-type="float" office:value="27.936400592038645">
            <text:p>27.936400592038645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string" office:value="19:00:00">
            <text:p>19:00:00</text:p>
          </table:table-cell>
          <table:table-cell office:value-type="float" office:value="3.1696357048419572">
            <text:p>3.1696357048419572</text:p>
          </table:table-cell>
          <table:table-cell office:value-type="float" office:value="0.0">
            <text:p/>
          </table:table-cell>
          <table:table-cell office:value-type="float" office:value="9.865410445229937">
            <text:p>9.865410445229937</text:p>
          </table:table-cell>
          <table:table-cell office:value-type="float" office:value="4.425105018193368">
            <text:p>4.425105018193368</text:p>
          </table:table-cell>
          <table:table-cell office:value-type="float" office:value="3.15">
            <text:p>3.15</text:p>
          </table:table-cell>
          <table:table-cell office:value-type="float" office:value="2.6804801817068955">
            <text:p>2.6804801817068955</text:p>
          </table:table-cell>
          <table:table-cell office:value-type="float" office:value="23.290631349972156">
            <text:p>23.290631349972156</text:p>
          </table:table-cell>
          <table:table-cell office:value-type="float" office:value="5.5">
            <text:p>5.5</text:p>
          </table:table-cell>
          <table:table-cell office:value-type="float" office:value="-4.418294585716559">
            <text:p>-4.418294585716559</text:p>
          </table:table-cell>
          <table:table-cell office:value-type="float" office:value="1.0817054142834408">
            <text:p>1.0817054142834408</text:p>
          </table:table-cell>
          <table:table-cell office:value-type="float" office:value="24.372336764255596">
            <text:p>24.372336764255596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string" office:value="20:00:00">
            <text:p>20:00:00</text:p>
          </table:table-cell>
          <table:table-cell office:value-type="float" office:value="3.038603096521134">
            <text:p>3.038603096521134</text:p>
          </table:table-cell>
          <table:table-cell office:value-type="float" office:value="0.0">
            <text:p/>
          </table:table-cell>
          <table:table-cell office:value-type="float" office:value="8.447890635535314">
            <text:p>8.447890635535314</text:p>
          </table:table-cell>
          <table:table-cell office:value-type="float" office:value="2.404591179689247">
            <text:p>2.404591179689247</text:p>
          </table:table-cell>
          <table:table-cell office:value-type="float" office:value="3.15">
            <text:p>3.15</text:p>
          </table:table-cell>
          <table:table-cell office:value-type="float" office:value="2.2213465606133633">
            <text:p>2.2213465606133633</text:p>
          </table:table-cell>
          <table:table-cell office:value-type="float" office:value="19.262431472359058">
            <text:p>19.262431472359058</text:p>
          </table:table-cell>
          <table:table-cell office:value-type="float" office:value="5.5">
            <text:p>5.5</text:p>
          </table:table-cell>
          <table:table-cell office:value-type="float" office:value="-3.5403290985636318">
            <text:p>-3.5403290985636318</text:p>
          </table:table-cell>
          <table:table-cell office:value-type="float" office:value="1.9596709014363682">
            <text:p>1.9596709014363682</text:p>
          </table:table-cell>
          <table:table-cell office:value-type="float" office:value="21.222102373795426">
            <text:p>21.222102373795426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string" office:value="21:00:00">
            <text:p>21:00:00</text:p>
          </table:table-cell>
          <table:table-cell office:value-type="float" office:value="2.839699662436344">
            <text:p>2.839699662436344</text:p>
          </table:table-cell>
          <table:table-cell office:value-type="float" office:value="0.0">
            <text:p/>
          </table:table-cell>
          <table:table-cell office:value-type="float" office:value="7.261857978695355">
            <text:p>7.261857978695355</text:p>
          </table:table-cell>
          <table:table-cell office:value-type="float" office:value="0.7950160141178448">
            <text:p>0.7950160141178448</text:p>
          </table:table-cell>
          <table:table-cell office:value-type="float" office:value="3.15">
            <text:p>3.15</text:p>
          </table:table-cell>
          <table:table-cell office:value-type="float" office:value="1.716537660188597">
            <text:p>1.716537660188597</text:p>
          </table:table-cell>
          <table:table-cell office:value-type="float" office:value="15.763111315438142">
            <text:p>15.763111315438142</text:p>
          </table:table-cell>
          <table:table-cell office:value-type="float" office:value="5.5">
            <text:p>5.5</text:p>
          </table:table-cell>
          <table:table-cell office:value-type="float" office:value="-2.6157174868587822">
            <text:p>-2.6157174868587822</text:p>
          </table:table-cell>
          <table:table-cell office:value-type="float" office:value="2.8842825131412178">
            <text:p>2.8842825131412178</text:p>
          </table:table-cell>
          <table:table-cell office:value-type="float" office:value="18.64739382857936">
            <text:p>18.64739382857936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string" office:value="22:00:00">
            <text:p>22:00:00</text:p>
          </table:table-cell>
          <table:table-cell office:value-type="float" office:value="2.575357829034893">
            <text:p>2.575357829034893</text:p>
          </table:table-cell>
          <table:table-cell office:value-type="float" office:value="0.0">
            <text:p/>
          </table:table-cell>
          <table:table-cell office:value-type="float" office:value="6.339381623875022">
            <text:p>6.339381623875022</text:p>
          </table:table-cell>
          <table:table-cell office:value-type="float" office:value="0.12297033827778243">
            <text:p>0.12297033827778243</text:p>
          </table:table-cell>
          <table:table-cell office:value-type="float" office:value="3.15">
            <text:p>3.15</text:p>
          </table:table-cell>
          <table:table-cell office:value-type="float" office:value="1.2664281327202114">
            <text:p>1.2664281327202114</text:p>
          </table:table-cell>
          <table:table-cell office:value-type="float" office:value="13.45413792390791">
            <text:p>13.45413792390791</text:p>
          </table:table-cell>
          <table:table-cell office:value-type="float" office:value="5.5">
            <text:p>5.5</text:p>
          </table:table-cell>
          <table:table-cell office:value-type="float" office:value="-1.8258488540483733">
            <text:p>-1.8258488540483733</text:p>
          </table:table-cell>
          <table:table-cell office:value-type="float" office:value="3.674151145951627">
            <text:p>3.674151145951627</text:p>
          </table:table-cell>
          <table:table-cell office:value-type="float" office:value="17.128289069859537">
            <text:p>17.128289069859537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string" office:value="23:00:00">
            <text:p>23:00:00</text:p>
          </table:table-cell>
          <table:table-cell office:value-type="float" office:value="2.2749701545819243">
            <text:p>2.2749701545819243</text:p>
          </table:table-cell>
          <table:table-cell office:value-type="float" office:value="0.0">
            <text:p/>
          </table:table-cell>
          <table:table-cell office:value-type="float" office:value="5.668849992669329">
            <text:p>5.668849992669329</text:p>
          </table:table-cell>
          <table:table-cell office:value-type="float" office:value="0.08853263225992263">
            <text:p>0.08853263225992263</text:p>
          </table:table-cell>
          <table:table-cell office:value-type="float" office:value="3.15">
            <text:p>3.15</text:p>
          </table:table-cell>
          <table:table-cell office:value-type="float" office:value="0.9117663472996738">
            <text:p>0.9117663472996738</text:p>
          </table:table-cell>
          <table:table-cell office:value-type="float" office:value="12.09411912681085">
            <text:p>12.09411912681085</text:p>
          </table:table-cell>
          <table:table-cell office:value-type="float" office:value="5.5">
            <text:p>5.5</text:p>
          </table:table-cell>
          <table:table-cell office:value-type="float" office:value="-1.2255959113844865">
            <text:p>-1.2255959113844865</text:p>
          </table:table-cell>
          <table:table-cell office:value-type="float" office:value="4.274404088615514">
            <text:p>4.274404088615514</text:p>
          </table:table-cell>
          <table:table-cell office:value-type="float" office:value="16.368523215426364">
            <text:p>16.3685232154263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